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jercicio1" style:family="table">
      <style:table-properties style:width="17cm" table:align="margins" style:shadow="none"/>
    </style:style>
    <style:style style:name="ejercicio1.A" style:family="table-column">
      <style:table-column-properties style:column-width="5.667cm" style:rel-column-width="21845*"/>
    </style:style>
    <style:style style:name="ejercicio1.A1" style:family="table-cell">
      <style:table-cell-properties fo:padding="0.097cm" fo:border-left="none" fo:border-right="none" fo:border-top="none" fo:border-bottom="0.05pt solid #000000"/>
    </style:style>
    <style:style style:name="ejercicio1.B1" style:family="table-cell">
      <style:table-cell-properties fo:padding="0.097cm" fo:border-left="0.05pt solid #000000" fo:border-right="none" fo:border-top="0.05pt solid #000000" fo:border-bottom="0.05pt solid #000000"/>
    </style:style>
    <style:style style:name="ejercicio1.C1" style:family="table-cell">
      <style:table-cell-properties fo:padding="0.097cm" fo:border="0.05pt solid #000000"/>
    </style:style>
    <style:style style:name="ejercicio1.A2" style:family="table-cell">
      <style:table-cell-properties fo:padding="0.097cm" fo:border-left="0.05pt solid #000000" fo:border-right="none" fo:border-top="none" fo:border-bottom="0.05pt solid #000000"/>
    </style:style>
    <style:style style:name="ejercicio1.C2" style:family="table-cell">
      <style:table-cell-properties fo:padding="0.097cm" fo:border-left="0.05pt solid #000000" fo:border-right="0.05pt solid #000000" fo:border-top="none" fo:border-bottom="0.05pt solid #000000"/>
    </style:style>
    <style:style style:name="_38_-puzzle" style:display-name="8-puzzle" style:family="table">
      <style:table-properties style:width="17cm" table:align="margins" style:shadow="none"/>
    </style:style>
    <style:style style:name="_38_-puzzle.A" style:display-name="8-puzzle.A" style:family="table-column">
      <style:table-column-properties style:column-width="5.667cm" style:rel-column-width="21845*"/>
    </style:style>
    <style:style style:name="_38_-puzzle.A1" style:display-name="8-puzzle.A1" style:family="table-cell">
      <style:table-cell-properties fo:padding="0.097cm" fo:border-left="none" fo:border-right="none" fo:border-top="none" fo:border-bottom="0.05pt solid #000000"/>
    </style:style>
    <style:style style:name="_38_-puzzle.B1" style:display-name="8-puzzle.B1" style:family="table-cell">
      <style:table-cell-properties fo:padding="0.097cm" fo:border-left="0.05pt solid #000000" fo:border-right="none" fo:border-top="0.05pt solid #000000" fo:border-bottom="0.05pt solid #000000"/>
    </style:style>
    <style:style style:name="_38_-puzzle.C1" style:display-name="8-puzzle.C1" style:family="table-cell">
      <style:table-cell-properties fo:padding="0.097cm" fo:border="0.05pt solid #000000"/>
    </style:style>
    <style:style style:name="_38_-puzzle.A2" style:display-name="8-puzzle.A2" style:family="table-cell">
      <style:table-cell-properties fo:padding="0.097cm" fo:border-left="0.05pt solid #000000" fo:border-right="none" fo:border-top="none" fo:border-bottom="0.05pt solid #000000"/>
    </style:style>
    <style:style style:name="_38_-puzzle.C2" style:display-name="8-puzzle.C2" style:family="table-cell">
      <style:table-cell-properties fo:padding="0.097cm" fo:border-left="0.05pt solid #000000" fo:border-right="0.05pt solid #000000" fo:border-top="none" fo:border-bottom="0.05pt solid #000000"/>
    </style:style>
    <style:style style:name="_38_-puzzle.6" style:display-name="8-puzzle.6" style:family="table-row">
      <style:table-row-properties style:min-row-height="3.032cm"/>
    </style:style>
    <style:style style:name="Table1" style:family="table">
      <style:table-properties style:width="2.408cm" table:align="left"/>
    </style:style>
    <style:style style:name="Table1.A" style:family="table-column">
      <style:table-column-properties style:column-width="0.794cm"/>
    </style:style>
    <style:style style:name="Table1.C" style:family="table-column">
      <style:table-column-properties style:column-width="0.82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.408cm" table:align="left"/>
    </style:style>
    <style:style style:name="Table2.A" style:family="table-column">
      <style:table-column-properties style:column-width="0.794cm"/>
    </style:style>
    <style:style style:name="Table2.C" style:family="table-column">
      <style:table-column-properties style:column-width="0.82cm"/>
    </style:style>
    <style:style style:name="Table2.1" style:family="table-row">
      <style:table-row-properties style:min-row-height="0.68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officeooo:paragraph-rsid="001ef27f" style:font-size-asian="12pt" style:font-size-complex="12pt"/>
    </style:style>
    <style:style style:name="P2" style:family="paragraph" style:parent-style-name="Standard">
      <style:text-properties style:font-name="Arial" fo:font-size="12pt" officeooo:rsid="0020e3e5" officeooo:paragraph-rsid="00248145" style:font-size-asian="12pt" style:font-size-complex="12pt"/>
    </style:style>
    <style:style style:name="P3" style:family="paragraph" style:parent-style-name="Standard">
      <style:text-properties style:font-name="Arial" fo:font-size="12pt" officeooo:rsid="0020e3e5" officeooo:paragraph-rsid="0025f2bd" style:font-size-asian="12pt" style:font-size-complex="12pt"/>
    </style:style>
    <style:style style:name="P4" style:family="paragraph" style:parent-style-name="Standard">
      <style:text-properties style:font-name="Arial" fo:font-size="12pt" officeooo:rsid="0025f2bd" officeooo:paragraph-rsid="0025f2bd" style:font-size-asian="12pt" style:font-size-complex="12pt"/>
    </style:style>
    <style:style style:name="P5" style:family="paragraph" style:parent-style-name="Standard">
      <style:text-properties style:font-name="Arial" fo:font-size="12pt" officeooo:rsid="0028ad4a" officeooo:paragraph-rsid="0028ad4a" style:font-size-asian="12pt" style:font-size-complex="12pt"/>
    </style:style>
    <style:style style:name="P6" style:family="paragraph" style:parent-style-name="Standard">
      <style:text-properties style:font-name="Arial" fo:font-size="12pt" fo:font-weight="normal" officeooo:rsid="0028ad4a" officeooo:paragraph-rsid="0028ad4a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Arial" fo:font-size="12pt" officeooo:rsid="001ef27f" officeooo:paragraph-rsid="001ef27f" style:font-size-asian="12pt" style:font-size-complex="12pt"/>
    </style:style>
    <style:style style:name="P8" style:family="paragraph" style:parent-style-name="Standard">
      <style:text-properties officeooo:paragraph-rsid="0028ad4a"/>
    </style:style>
    <style:style style:name="P9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8f66" officeooo:paragraph-rsid="002a8f6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style:font-name="Arial" fo:font-size="12pt" fo:font-weight="normal" officeooo:rsid="0028ad4a" officeooo:paragraph-rsid="002a8f66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able_20_Contents">
      <style:text-properties style:font-name="Arial" fo:font-size="12pt" style:font-size-asian="12pt" style:font-size-complex="12pt"/>
    </style:style>
    <style:style style:name="P15" style:family="paragraph" style:parent-style-name="Table_20_Contents">
      <style:text-properties style:font-name="Arial" fo:font-size="12pt" officeooo:rsid="0020e3e5" officeooo:paragraph-rsid="0020e3e5" style:font-size-asian="12pt" style:font-size-complex="12pt"/>
    </style:style>
    <style:style style:name="P16" style:family="paragraph" style:parent-style-name="Table_20_Contents">
      <style:text-properties style:font-name="Arial" fo:font-size="12pt" officeooo:rsid="0020e3e5" officeooo:paragraph-rsid="0021e9f5" style:font-size-asian="12pt" style:font-size-complex="12pt"/>
    </style:style>
    <style:style style:name="P17" style:family="paragraph" style:parent-style-name="Table_20_Contents">
      <style:text-properties style:font-name="Arial" fo:font-size="12pt" officeooo:rsid="0020e3e5" officeooo:paragraph-rsid="00237d45" style:font-size-asian="12pt" style:font-size-complex="12pt"/>
    </style:style>
    <style:style style:name="P18" style:family="paragraph" style:parent-style-name="Table_20_Contents">
      <style:text-properties style:font-name="Arial" fo:font-size="12pt" officeooo:rsid="0020e3e5" officeooo:paragraph-rsid="00248145" style:font-size-asian="12pt" style:font-size-complex="12pt"/>
    </style:style>
    <style:style style:name="P19" style:family="paragraph" style:parent-style-name="Table_20_Contents">
      <style:text-properties style:font-name="Arial" fo:font-size="12pt" officeooo:rsid="0020e3e5" officeooo:paragraph-rsid="0025f2bd" style:font-size-asian="12pt" style:font-size-complex="12pt"/>
    </style:style>
    <style:style style:name="P20" style:family="paragraph" style:parent-style-name="Table_20_Contents">
      <style:text-properties style:font-name="Arial" fo:font-size="12pt" officeooo:rsid="00237d45" officeooo:paragraph-rsid="00237d45" style:font-size-asian="12pt" style:font-size-complex="12pt"/>
    </style:style>
    <style:style style:name="P21" style:family="paragraph" style:parent-style-name="Table_20_Contents">
      <style:text-properties style:font-name="Arial" fo:font-size="12pt" officeooo:rsid="00237d45" officeooo:paragraph-rsid="00248145" style:font-size-asian="12pt" style:font-size-complex="12pt"/>
    </style:style>
    <style:style style:name="P22" style:family="paragraph" style:parent-style-name="Table_20_Contents">
      <style:text-properties style:font-name="Arial" fo:font-size="12pt" officeooo:rsid="0026c547" officeooo:paragraph-rsid="0026c547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2a8f66" officeooo:paragraph-rsid="002a8f66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paragraph-rsid="002a8f66" style:font-size-asian="12pt" style:font-size-complex="12pt"/>
    </style:style>
    <style:style style:name="P26" style:family="paragraph" style:parent-style-name="Table_20_Contents">
      <style:text-properties style:font-name="Arial" fo:font-size="12pt" officeooo:rsid="002b4ccc" officeooo:paragraph-rsid="002b4ccc" style:font-size-asian="12pt" style:font-size-complex="12pt"/>
    </style:style>
    <style:style style:name="P27" style:family="paragraph" style:parent-style-name="Table_20_Contents">
      <style:text-properties style:font-name="Arial" fo:font-size="12pt" officeooo:rsid="002b4ccc" officeooo:paragraph-rsid="002d0dd0" style:font-size-asian="12pt" style:font-size-complex="12pt"/>
    </style:style>
    <style:style style:name="P28" style:family="paragraph" style:parent-style-name="Table_20_Contents">
      <style:text-properties style:font-name="Arial" fo:font-size="12pt" officeooo:rsid="002b4ccc" officeooo:paragraph-rsid="002ec868" style:font-size-asian="12pt" style:font-size-complex="12pt"/>
    </style:style>
    <style:style style:name="P29" style:family="paragraph" style:parent-style-name="Table_20_Contents">
      <style:text-properties style:font-name="Arial" fo:font-size="12pt" officeooo:rsid="002d0dd0" officeooo:paragraph-rsid="002d0dd0" style:font-size-asian="12pt" style:font-size-complex="12pt"/>
    </style:style>
    <style:style style:name="P30" style:family="paragraph" style:parent-style-name="Table_20_Contents">
      <style:text-properties style:font-name="Arial" fo:font-size="12pt" officeooo:rsid="002d0dd0" officeooo:paragraph-rsid="002ec868" style:font-size-asian="12pt" style:font-size-complex="12pt"/>
    </style:style>
    <style:style style:name="P31" style:family="paragraph" style:parent-style-name="Table_20_Contents">
      <style:text-properties style:font-name="Arial" fo:font-size="12pt" fo:font-weight="bold" officeooo:rsid="001f4a48" officeooo:paragraph-rsid="001f4a48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Arial" fo:font-size="12pt" fo:font-weight="bold" officeooo:rsid="002a8f66" officeooo:paragraph-rsid="002a8f66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1ef27f"/>
    </style:style>
    <style:style style:name="T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8ad4a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a8f66" style:font-size-asian="12pt" style:font-weight-asian="normal" style:font-size-complex="12pt" style:font-weight-complex="normal"/>
    </style:style>
    <style:style style:name="T8" style:family="text">
      <style:text-properties fo:color="#000000" officeooo:rsid="001ef27f"/>
    </style:style>
    <style:style style:name="T9" style:family="text">
      <style:text-properties officeooo:rsid="00237d45"/>
    </style:style>
    <style:style style:name="T10" style:family="text">
      <style:text-properties officeooo:rsid="00248145"/>
    </style:style>
    <style:style style:name="T11" style:family="text">
      <style:text-properties officeooo:rsid="0025f2bd"/>
    </style:style>
    <style:style style:name="T12" style:family="text">
      <style:text-properties fo:font-weight="bold" officeooo:rsid="0028ad4a" style:font-weight-asian="bold" style:font-weight-complex="bold"/>
    </style:style>
    <style:style style:name="T13" style:family="text">
      <style:text-properties officeooo:rsid="0028ad4a"/>
    </style:style>
    <style:style style:name="T14" style:family="text">
      <style:text-properties officeooo:rsid="002d0dd0"/>
    </style:style>
    <style:style style:name="T15" style:family="text">
      <style:text-properties officeooo:rsid="002ec868"/>
    </style:style>
    <text:list-style style:name="L1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úsqueda heurística</text:p>
      <text:p text:style-name="P7"/>
      <text:p text:style-name="P1"><text:span text:style-name="T8">1. </text:span><text:span text:style-name="T2">El ejercicio 9 de la</text:span><text:span text:style-name="T3"> </text:span><text:span text:style-name="T4">relación de ejercicios de búsqueda</text:span><text:span text:style-name="T2">. Para ello, muestra el contenido de frontera y explorados en cada iteración del método con, para cada nodo, su nombre, coste, valor heurístico, suma, y mejor padre.</text:span></text:p>
      <text:p text:style-name="P1"><text:span text:style-name="T2"/></text:p>
      <text:p text:style-name="P5"><text:span text:style-name="T2">Cada noto estará representado como (Nombre, coste, valor heuristico, suma, mejor padre).</text:span></text:p>
      <text:p text:style-name="P1"><text:span text:style-name="T2"/></text:p>
      <table:table table:name="ejercicio1" table:style-name="ejercicio1">
        <table:table-column table:style-name="ejercicio1.A" table:number-columns-repeated="3"/>
        <table:table-row>
          <table:table-cell table:style-name="ejercicio1.A1" office:value-type="string">
            <text:p text:style-name="P14"/>
          </table:table-cell>
          <table:table-cell table:style-name="ejercicio1.B1" office:value-type="string">
            <text:p text:style-name="P31">Frontera</text:p>
          </table:table-cell>
          <table:table-cell table:style-name="ejercicio1.C1" office:value-type="string">
            <text:p text:style-name="P31">Explorados</text:p>
          </table:table-cell>
        </table:table-row>
        <table:table-row>
          <table:table-cell table:style-name="ejercicio1.A2" office:value-type="string">
            <text:p text:style-name="P31">Iteración 0</text:p>
          </table:table-cell>
          <table:table-cell table:style-name="ejercicio1.A2" office:value-type="string">
            <text:p text:style-name="P15">{(A,0,80,80,-)}</text:p>
          </table:table-cell>
          <table:table-cell table:style-name="ejercicio1.C2" office:value-type="string">
            <text:p text:style-name="P15">{}</text:p>
          </table:table-cell>
        </table:table-row>
        <table:table-row>
          <table:table-cell table:style-name="ejercicio1.A2" office:value-type="string">
            <text:p text:style-name="P31">Iteración 1</text:p>
          </table:table-cell>
          <table:table-cell table:style-name="ejercicio1.A2" office:value-type="string">
            <text:p text:style-name="P15">{(B,4,90,94,A),(C,10,69,70,A),(D,10,65,75,A),(E,15,70,85,A)}</text:p>
          </table:table-cell>
          <table:table-cell table:style-name="ejercicio1.C2" office:value-type="string">
            <text:p text:style-name="P15">{(A,0,80,80,-)}</text:p>
          </table:table-cell>
        </table:table-row>
        <table:table-row>
          <table:table-cell table:style-name="ejercicio1.A2" office:value-type="string">
            <text:p text:style-name="P31">Iteración 2</text:p>
          </table:table-cell>
          <table:table-cell table:style-name="ejercicio1.A2" office:value-type="string">
            <text:p text:style-name="P15">{(B,4,90,94,A),(D,10,65,75,A),(E,15,70,85,A),</text:p>
            <text:p text:style-name="P15">(F,30,50,80,C)}</text:p>
          </table:table-cell>
          <table:table-cell table:style-name="ejercicio1.C2" office:value-type="string">
            <text:p text:style-name="P15">{(A,0,80,80,-),(C,10,69,70,A)}</text:p>
          </table:table-cell>
        </table:table-row>
        <table:table-row>
          <table:table-cell table:style-name="ejercicio1.A2" office:value-type="string">
            <text:p text:style-name="P31"><text:span text:style-name="T13">Iteración</text:span> 3</text:p>
          </table:table-cell>
          <table:table-cell table:style-name="ejercicio1.A2" office:value-type="string">
            <text:p text:style-name="P15">{(B,4,90,94,A),(E,15,70,85,A),</text:p>
            <text:p text:style-name="P15">(F,30,50,80,C)}</text:p>
          </table:table-cell>
          <table:table-cell table:style-name="ejercicio1.C2" office:value-type="string">
            <text:p text:style-name="P16">{(A,0,80,80,-),(C,10,69,70,A),(D,10,65,75,A)}</text:p>
          </table:table-cell>
        </table:table-row>
        <table:table-row>
          <table:table-cell table:style-name="ejercicio1.A2" office:value-type="string">
            <text:p text:style-name="P31"><text:span text:style-name="T13">Iteración</text:span> 4</text:p>
          </table:table-cell>
          <table:table-cell table:style-name="ejercicio1.A2" office:value-type="string">
            <text:p text:style-name="P17">{(B,4,90,94,A),(E,15,70,85,A),<text:span text:style-name="T9">(G,55,50,105,F),</text:span></text:p>
            <text:p text:style-name="P20">(H,50,50,100,F)}</text:p>
          </table:table-cell>
          <table:table-cell table:style-name="ejercicio1.C2" office:value-type="string">
            <text:p text:style-name="P17">{(A,0,80,80,-),(C,10,69,70,A),(D,10,65,75,A),</text:p>
            <text:p text:style-name="P17">(F,30,50,80,C)}</text:p>
          </table:table-cell>
        </table:table-row>
        <table:table-row>
          <table:table-cell table:style-name="ejercicio1.A2" office:value-type="string">
            <text:p text:style-name="P31"><text:span text:style-name="T13">Iteración</text:span> 5</text:p>
          </table:table-cell>
          <table:table-cell table:style-name="ejercicio1.A2" office:value-type="string">
            <text:p text:style-name="P17">{(B,4,90,94,A),<text:span text:style-name="T9">(G,55,50,105,F),</text:span></text:p>
            <text:p text:style-name="P20">(H,50,50,100,F)}</text:p>
          </table:table-cell>
          <table:table-cell table:style-name="ejercicio1.C2" office:value-type="string">
            <text:p text:style-name="P17">{(A,0,80,80,-),(C,10,69,70,A),(D,10,65,75,A),</text:p>
            <text:p text:style-name="P17">(F,30,50,80,C),</text:p>
            <text:p text:style-name="P17">(E,15,70,85,A)}</text:p>
          </table:table-cell>
        </table:table-row>
        <table:table-row>
          <table:table-cell table:style-name="ejercicio1.A2" office:value-type="string">
            <text:p text:style-name="P31"><text:span text:style-name="T13">Iteración</text:span> 6</text:p>
          </table:table-cell>
          <table:table-cell table:style-name="ejercicio1.A2" office:value-type="string">
            <text:p text:style-name="P2"><text:span text:style-name="T10">{(G,44,50,94,F),</text:span></text:p>
            <text:p text:style-name="P21">(H,<text:span text:style-name="T10">39</text:span>,50,<text:span text:style-name="T10">89</text:span>,F)}</text:p>
          </table:table-cell>
          <table:table-cell table:style-name="ejercicio1.C2" office:value-type="string">
            <text:p text:style-name="P18">{(A,0,80,80,-),(C,10,69,70,A),(D,10,65,75,A),</text:p>
            <text:p text:style-name="P18">(F,<text:span text:style-name="T10">9</text:span>,50,<text:span text:style-name="T10">59</text:span>,<text:span text:style-name="T10">B</text:span>),</text:p>
            <text:p text:style-name="P18">(E,15,70,85,A),</text:p>
            <text:p text:style-name="P18">(B,4,90,94,A)}</text:p>
          </table:table-cell>
        </table:table-row>
        <table:table-row>
          <table:table-cell table:style-name="ejercicio1.A2" office:value-type="string">
            <text:p text:style-name="P31"><text:span text:style-name="T13">Iteración</text:span> 7</text:p>
          </table:table-cell>
          <table:table-cell table:style-name="ejercicio1.A2" office:value-type="string">
            <text:p text:style-name="P3"><text:span text:style-name="T10">{(G,44,50,94,F),</text:span></text:p>
            <text:p text:style-name="P4">(Z,41,0,41,H)}</text:p>
          </table:table-cell>
          <table:table-cell table:style-name="ejercicio1.C2" office:value-type="string">
            <text:p text:style-name="P19">{(A,0,80,80,-),(C,10,69,70,A),(D,10,65,75,A),</text:p>
            <text:p text:style-name="P19">(F,<text:span text:style-name="T10">9</text:span>,50,<text:span text:style-name="T10">59</text:span>,<text:span text:style-name="T10">B</text:span>),</text:p>
            <text:p text:style-name="P19">(E,15,70,85,A),</text:p>
            <text:p text:style-name="P19">(B,4,90,94,A),</text:p>
            <text:p text:style-name="P19"><text:span text:style-name="T11">(H,39,50,89,F)</text:span>}</text:p>
          </table:table-cell>
        </table:table-row>
        <table:table-row>
          <table:table-cell table:style-name="ejercicio1.A2" office:value-type="string">
            <text:p text:style-name="P31"><text:span text:style-name="T13">Iteración</text:span> 8</text:p>
          </table:table-cell>
          <table:table-cell table:style-name="ejercicio1.C2" table:number-columns-spanned="2" office:value-type="string">
            <text:p text:style-name="P22"><text:span text:style-name="T12">Solución</text:span>: Z-&gt;H-&gt;F-&gt;B-&gt;A</text:p>
          </table:table-cell>
          <table:covered-table-cell/>
        </table:table-row>
      </table:table>
      <text:p text:style-name="P1"><text:span text:style-name="T2"/></text:p>
      <text:p text:style-name="P1"><text:span text:style-name="T2"/></text:p>
      <text:p text:style-name="P8"><text:soft-page-break/><text:span text:style-name="T6">2. </text:span><text:span text:style-name="Strong_20_Emphasis"><text:span text:style-name="T5">10 pasos </text:span></text:span><text:span text:style-name="T5">de A* sobre el problema 8-puzzle de la Figura 4.7 del libro "Artificial Intelligence. A Modern Approach", Segunda Edición, de Stuart Russel y Peter Norvig, con A* y la distancia de Manhatann como función heurística. Para este ejercicio, te sugiero que dibujes los estados que se generan, con enlaces entre estados padre y estados hijos, y que junto a cada estado pongas:</text:span></text:p>
      <text:list xml:id="list8672482806367080482" text:style-name="L1">
        <text:list-item>
          <text:p text:style-name="P13"><text:span text:style-name="T5">Nombre del estado (inventado)</text:span></text:p>
        </text:list-item>
        <text:list-item>
          <text:p text:style-name="P10">Iteración en la que se generó el estado</text:p>
        </text:list-item>
        <text:list-item>
          <text:p text:style-name="P10">Coste del estado</text:p>
        </text:list-item>
        <text:list-item>
          <text:p text:style-name="P10">Valor heurístico del estado</text:p>
        </text:list-item>
        <text:list-item>
          <text:p text:style-name="P10">Suma del coste y del valor heurístico del estado</text:p>
        </text:list-item>
        <text:list-item>
          <text:p text:style-name="P10">Nombre del mejor padre</text:p>
        </text:list-item>
      </text:list>
      <text:p text:style-name="P9"/>
      <text:p text:style-name="P11">Tomando como estado inicial: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2</text:p>
          </table:table-cell>
          <table:table-cell table:style-name="Table1.C1" office:value-type="string">
            <text:p text:style-name="P23">4</text:p>
          </table:table-cell>
        </table:table-row>
        <table:table-row table:style-name="Table1.1"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3">6</text:p>
          </table:table-cell>
        </table:table-row>
        <table:table-row table:style-name="Table1.1"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3">3</text:p>
          </table:table-cell>
        </table:table-row>
      </table:table>
      <text:p text:style-name="P11"/>
      <text:p text:style-name="P11">Y como estado final:</text:p>
      <text:p text:style-name="P11"><text:span text:style-name="T7"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>1</text:p>
          </table:table-cell>
          <table:table-cell table:style-name="Table2.C1" office:value-type="string">
            <text:p text:style-name="P23">2</text:p>
          </table:table-cell>
        </table:table-row>
        <table:table-row table:style-name="Table2.1"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23">4</text:p>
          </table:table-cell>
          <table:table-cell table:style-name="Table2.C2" office:value-type="string">
            <text:p text:style-name="P23">5</text:p>
          </table:table-cell>
        </table:table-row>
        <table:table-row table:style-name="Table2.1">
          <table:table-cell table:style-name="Table2.A2" office:value-type="string">
            <text:p text:style-name="P23">6</text:p>
          </table:table-cell>
          <table:table-cell table:style-name="Table2.A2" office:value-type="string">
            <text:p text:style-name="P23">7</text:p>
          </table:table-cell>
          <table:table-cell table:style-name="Table2.C2" office:value-type="string">
            <text:p text:style-name="P23">8</text:p>
          </table:table-cell>
        </table:table-row>
      </table:table>
      <text:p text:style-name="P12"><text:span text:style-name="T1"/></text:p>
      <table:table table:name="8-puzzle" table:style-name="_38_-puzzle">
        <table:table-column table:style-name="_38_-puzzle.A" table:number-columns-repeated="3"/>
        <table:table-row>
          <table:table-cell table:style-name="_38_-puzzle.A1" office:value-type="string">
            <text:p text:style-name="P14"/>
          </table:table-cell>
          <table:table-cell table:style-name="_38_-puzzle.B1" office:value-type="string">
            <text:p text:style-name="P32">Frontera </text:p>
          </table:table-cell>
          <table:table-cell table:style-name="_38_-puzzle.C1" office:value-type="string">
            <text:p text:style-name="P32">Explorados</text:p>
          </table:table-cell>
        </table:table-row>
        <table:table-row>
          <table:table-cell table:style-name="_38_-puzzle.A2" office:value-type="string">
            <text:p text:style-name="P32">Iteración 0</text:p>
          </table:table-cell>
          <table:table-cell table:style-name="_38_-puzzle.A2" office:value-type="string">
            <text:p text:style-name="P26">{(A,0,0,18,18,-)}</text:p>
          </table:table-cell>
          <table:table-cell table:style-name="_38_-puzzle.C2" office:value-type="string">
            <text:p text:style-name="P26">{}</text:p>
          </table:table-cell>
        </table:table-row>
        <table:table-row>
          <table:table-cell table:style-name="_38_-puzzle.A2" office:value-type="string">
            <text:p text:style-name="P32">Iteración 1</text:p>
          </table:table-cell>
          <table:table-cell table:style-name="_38_-puzzle.A2" office:value-type="string">
            <text:p text:style-name="P26">{(B,1,1,17,17,A),</text:p>
            <text:p text:style-name="P26">(C,1,1,19,20,A),</text:p>
            <text:p text:style-name="P26">(D,1,1,17,18,A),</text:p>
            <text:p text:style-name="P26">(E,1,1,17,18,A)}</text:p>
          </table:table-cell>
          <table:table-cell table:style-name="_38_-puzzle.C2" office:value-type="string">
            <text:p text:style-name="P26">{(A,0,0,18,18,-)}</text:p>
          </table:table-cell>
        </table:table-row>
        <table:table-row>
          <table:table-cell table:style-name="_38_-puzzle.A2" office:value-type="string">
            <text:p text:style-name="P32">Iteración 2</text:p>
          </table:table-cell>
          <table:table-cell table:style-name="_38_-puzzle.A2" office:value-type="string">
            <text:p text:style-name="P26">{(C,1,1,19,20,A),</text:p>
            <text:p text:style-name="P26">(D,1,1,17,18,A),</text:p>
            <text:p text:style-name="P26">(E,1,1,17,18,A),</text:p>
            <text:p text:style-name="P26">(F(2,2,16,18,B),</text:p>
            <text:p text:style-name="P26">(G,2,2,16,18,B)}</text:p>
          </table:table-cell>
          <table:table-cell table:style-name="_38_-puzzle.C2" office:value-type="string">
            <text:p text:style-name="P26">{(A,0,0,18,18,-),</text:p>
            <text:p text:style-name="P26">(B,1,1,17,17,A)}</text:p>
          </table:table-cell>
        </table:table-row>
        <table:table-row>
          <table:table-cell table:style-name="_38_-puzzle.A2" office:value-type="string">
            <text:p text:style-name="P32">Iteración 3</text:p>
          </table:table-cell>
          <table:table-cell table:style-name="_38_-puzzle.A2" office:value-type="string">
            <text:p text:style-name="P26">{(C,1,1,19,20,A),</text:p>
            <text:p text:style-name="P26">(D,1,1,17,18,A),</text:p>
            <text:p text:style-name="P26">(E,1,1,17,18,A),</text:p>
            <text:p text:style-name="P26">(G,2,2,16,18,B),</text:p>
            <text:p text:style-name="P26">(H,3,3,17,20,F)}</text:p>
          </table:table-cell>
          <table:table-cell table:style-name="_38_-puzzle.C2" office:value-type="string">
            <text:p text:style-name="P26">{(A,0,0,18,18,-),</text:p>
            <text:p text:style-name="P26">(B,1,1,17,17,A),</text:p>
            <text:p text:style-name="P26">(F(2,2,16,18,B)}</text:p>
          </table:table-cell>
        </table:table-row>
        <table:table-row table:style-name="_38_-puzzle.6">
          <table:table-cell table:style-name="_38_-puzzle.A2" office:value-type="string">
            <text:p text:style-name="P32">Iteración 4</text:p>
          </table:table-cell>
          <table:table-cell table:style-name="_38_-puzzle.A2" office:value-type="string">
            <text:p text:style-name="P26">{(C,1,1,19,20,A),</text:p>
            <text:p text:style-name="P26">(D,1,1,17,18,A),</text:p>
            <text:p text:style-name="P26">(E,1,1,17,18,A),</text:p>
            <text:p text:style-name="P26">(H,3,3,17,20,F),</text:p>
            <text:p text:style-name="P29">(I,4,3,15,18,G)}</text:p>
          </table:table-cell>
          <table:table-cell table:style-name="_38_-puzzle.C2" office:value-type="string">
            <text:p text:style-name="P26">{(A,0,0,18,18,-),</text:p>
            <text:p text:style-name="P26">(B,1,1,17,17,A),</text:p>
            <text:p text:style-name="P26">(F(2,2,16,18,B),</text:p>
            <text:p text:style-name="P26">(G,2,2,16,18,B)}</text:p>
          </table:table-cell>
        </table:table-row>
        <text:soft-page-break/>
        <table:table-row>
          <table:table-cell table:style-name="_38_-puzzle.A2" office:value-type="string">
            <text:p text:style-name="P32">Iteración 5</text:p>
          </table:table-cell>
          <table:table-cell table:style-name="_38_-puzzle.A2" office:value-type="string">
            <text:p text:style-name="P27">{(C,1,1,19,20,A),</text:p>
            <text:p text:style-name="P27">(D,1,1,17,18,A),</text:p>
            <text:p text:style-name="P27">(E,1,1,17,18,A),</text:p>
            <text:p text:style-name="P27">(H,3,3,17,20,F),</text:p>
            <text:p text:style-name="P29">(J,5,4,14,18,I),</text:p>
            <text:p text:style-name="P29">(K,5,4,16,20,I)}</text:p>
          </table:table-cell>
          <table:table-cell table:style-name="_38_-puzzle.C2" office:value-type="string">
            <text:p text:style-name="P27">{(A,0,0,18,18,-),</text:p>
            <text:p text:style-name="P27">(B,1,1,17,17,A),</text:p>
            <text:p text:style-name="P27">(F(2,2,16,18,B),</text:p>
            <text:p text:style-name="P27">(G,2,2,16,18,B),<text:span text:style-name="T14">(I,4,3,15,18,G)</text:span>}</text:p>
          </table:table-cell>
        </table:table-row>
        <table:table-row>
          <table:table-cell table:style-name="_38_-puzzle.A2" office:value-type="string">
            <text:p text:style-name="P32">Iteración 6</text:p>
          </table:table-cell>
          <table:table-cell table:style-name="_38_-puzzle.A2" office:value-type="string">
            <text:p text:style-name="P27">{(C,1,1,19,20,A),</text:p>
            <text:p text:style-name="P27">(D,1,1,17,18,A),</text:p>
            <text:p text:style-name="P27">(E,1,1,17,18,A),</text:p>
            <text:p text:style-name="P27">(H,3,3,17,20,F),</text:p>
            <text:p text:style-name="P29">(K,5,4,16,20,I),</text:p>
            <text:p text:style-name="P29">(L.6,5,13,18,J)}</text:p>
          </table:table-cell>
          <table:table-cell table:style-name="_38_-puzzle.C2" office:value-type="string">
            <text:p text:style-name="P27">{(A,0,0,18,18,-),</text:p>
            <text:p text:style-name="P27">(B,1,1,17,17,A),</text:p>
            <text:p text:style-name="P27">(F(2,2,16,18,B),</text:p>
            <text:p text:style-name="P27">(G,2,2,16,18,B),<text:span text:style-name="T14">(I,4,3,15,18,G),</text:span></text:p>
            <text:p text:style-name="P27"><text:span text:style-name="T14">(J,5,4,14,18,I)</text:span>}</text:p>
          </table:table-cell>
        </table:table-row>
        <table:table-row>
          <table:table-cell table:style-name="_38_-puzzle.A2" office:value-type="string">
            <text:p text:style-name="P32">Iteración 7</text:p>
          </table:table-cell>
          <table:table-cell table:style-name="_38_-puzzle.A2" office:value-type="string">
            <text:p text:style-name="P27">{(C,1,1,19,20,A),</text:p>
            <text:p text:style-name="P27">(D,1,1,17,18,A),</text:p>
            <text:p text:style-name="P27">(E,1,1,17,18,A),</text:p>
            <text:p text:style-name="P27">(H,3,3,17,20,F),</text:p>
            <text:p text:style-name="P29">(K,5,4,16,20,I),</text:p>
            <text:p text:style-name="P29">(M,7,6,12,18,L),</text:p>
            <text:p text:style-name="P29">(N(7,6,,12,18,L)}</text:p>
          </table:table-cell>
          <table:table-cell table:style-name="_38_-puzzle.C2" office:value-type="string">
            <text:p text:style-name="P27">{(A,0,0,18,18,-),</text:p>
            <text:p text:style-name="P27">(B,1,1,17,17,A),</text:p>
            <text:p text:style-name="P27">(F(2,2,16,18,B),</text:p>
            <text:p text:style-name="P27">(G,2,2,16,18,B),<text:span text:style-name="T14">(I,4,3,15,18,G),</text:span></text:p>
            <text:p text:style-name="P27"><text:span text:style-name="T14">(J,5,4,14,18,I)</text:span></text:p>
            <text:p text:style-name="P27"><text:span text:style-name="T14">(L.6,5,13,18,J)</text:span>}</text:p>
          </table:table-cell>
        </table:table-row>
        <table:table-row>
          <table:table-cell table:style-name="_38_-puzzle.A2" office:value-type="string">
            <text:p text:style-name="P32">Iteración 8</text:p>
          </table:table-cell>
          <table:table-cell table:style-name="_38_-puzzle.A2" office:value-type="string">
            <text:p text:style-name="P27">{(C,1,1,19,20,A),</text:p>
            <text:p text:style-name="P27">(D,1,1,17,18,A),</text:p>
            <text:p text:style-name="P27">(E,1,1,17,18,A),</text:p>
            <text:p text:style-name="P27">(H,3,3,17,20,F),</text:p>
            <text:p text:style-name="P29">(K,5,4,16,20,I),</text:p>
            <text:p text:style-name="P29">(N(7,6,,12,18,L)</text:p>
            <text:p text:style-name="P29">(O,8,7,11,18,M),</text:p>
            <text:p text:style-name="P29">(P,8,7,11,18,M),</text:p>
            <text:p text:style-name="P29">(Q,8,7,11,18,M)}</text:p>
          </table:table-cell>
          <table:table-cell table:style-name="_38_-puzzle.C2" office:value-type="string">
            <text:p text:style-name="P27">{(A,0,0,18,18,-),</text:p>
            <text:p text:style-name="P27">(B,1,1,17,17,A),</text:p>
            <text:p text:style-name="P27">(F(2,2,16,18,B),</text:p>
            <text:p text:style-name="P27">(G,2,2,16,18,B),<text:span text:style-name="T14">(I,4,3,15,18,G),</text:span></text:p>
            <text:p text:style-name="P27"><text:span text:style-name="T14">(J,5,4,14,18,I)</text:span></text:p>
            <text:p text:style-name="P27"><text:span text:style-name="T14">(L.6,5,13,18,J)</text:span></text:p>
            <text:p text:style-name="P27"><text:span text:style-name="T14">(M,7,6,12,18,L)</text:span>}</text:p>
          </table:table-cell>
        </table:table-row>
        <table:table-row>
          <table:table-cell table:style-name="_38_-puzzle.A2" office:value-type="string">
            <text:p text:style-name="P32">Iteración 9</text:p>
          </table:table-cell>
          <table:table-cell table:style-name="_38_-puzzle.A2" office:value-type="string">
            <text:p text:style-name="P27">{(C,1,1,19,20,A),</text:p>
            <text:p text:style-name="P27">(D,1,1,17,18,A),</text:p>
            <text:p text:style-name="P27">(E,1,1,17,18,A),</text:p>
            <text:p text:style-name="P27">(H,3,3,17,20,F),</text:p>
            <text:p text:style-name="P29">(K,5,4,16,20,I),</text:p>
            <text:p text:style-name="P29">(N(7,6,,12,18,L),</text:p>
            <text:p text:style-name="P29">(P,8,7,11,18,M),</text:p>
            <text:p text:style-name="P30">(Q,8,7,11,18,M),</text:p>
            <text:p text:style-name="P30"><text:span text:style-name="T15">(R,9,8,10,18,O),</text:span></text:p>
            <text:p text:style-name="P30"><text:span text:style-name="T15">(S,9,8,10,18,O)</text:span>}</text:p>
          </table:table-cell>
          <table:table-cell table:style-name="_38_-puzzle.C2" office:value-type="string">
            <text:p text:style-name="P27">{(A,0,0,18,18,-),</text:p>
            <text:p text:style-name="P27">(B,1,1,17,17,A),</text:p>
            <text:p text:style-name="P27">(F(2,2,16,18,B),</text:p>
            <text:p text:style-name="P27">(G,2,2,16,18,B),<text:span text:style-name="T14">(I,4,3,15,18,G),</text:span></text:p>
            <text:p text:style-name="P27"><text:span text:style-name="T14">(J,5,4,14,18,I)</text:span></text:p>
            <text:p text:style-name="P27"><text:span text:style-name="T14">(L.6,5,13,18,J)</text:span></text:p>
            <text:p text:style-name="P27"><text:span text:style-name="T14">(M,7,6,12,18,L),</text:span></text:p>
            <text:p text:style-name="P27"><text:span text:style-name="T14">(O,8,7,11,18,M)</text:span>}</text:p>
          </table:table-cell>
        </table:table-row>
        <table:table-row>
          <table:table-cell table:style-name="_38_-puzzle.A2" office:value-type="string">
            <text:p text:style-name="P32">Iteración 10</text:p>
          </table:table-cell>
          <table:table-cell table:style-name="_38_-puzzle.A2" office:value-type="string">
            <text:p text:style-name="P28">{(C,1,1,19,20,A),</text:p>
            <text:p text:style-name="P28">(D,1,1,17,18,A),</text:p>
            <text:p text:style-name="P28">(E,1,1,17,18,A),</text:p>
            <text:p text:style-name="P28">(H,3,3,17,20,F),</text:p>
            <text:p text:style-name="P30">(K,5,4,16,20,I),</text:p>
            <text:p text:style-name="P30">(N(7,6,,12,18,L),</text:p>
            <text:p text:style-name="P30">(P,8,7,11,18,M),</text:p>
            <text:p text:style-name="P30">(Q,8,7,11,18,M),</text:p>
            <text:p text:style-name="P30"><text:span text:style-name="T15">(S,9,8,10,18,O)</text:span></text:p>
            <text:p text:style-name="P30"><text:span text:style-name="T15">(T,10,9,11,20,R)</text:span>}</text:p>
          </table:table-cell>
          <table:table-cell table:style-name="_38_-puzzle.C2" office:value-type="string">
            <text:p text:style-name="P27">{(A,0,0,18,18,-),</text:p>
            <text:p text:style-name="P27">(B,1,1,17,17,A),</text:p>
            <text:p text:style-name="P27">(F(2,2,16,18,B),</text:p>
            <text:p text:style-name="P27">(G,2,2,16,18,B),<text:span text:style-name="T14">(I,4,3,15,18,G),</text:span></text:p>
            <text:p text:style-name="P27"><text:span text:style-name="T14">(J,5,4,14,18,I)</text:span></text:p>
            <text:p text:style-name="P27"><text:span text:style-name="T14">(L.6,5,13,18,J)</text:span></text:p>
            <text:p text:style-name="P27"><text:span text:style-name="T14">(M,7,6,12,18,L),</text:span></text:p>
            <text:p text:style-name="P28"><text:span text:style-name="T14">(O,8,7,11,18,M)(R,9,8,10,18,O)</text:span>}</text:p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6:45:38.704273545</meta:creation-date>
    <dc:date>2019-03-09T21:22:54.195368955</dc:date>
    <meta:editing-duration>PT3H35M40S</meta:editing-duration>
    <meta:editing-cycles>12</meta:editing-cycles>
    <meta:generator>LibreOffice/5.1.6.2$Linux_X86_64 LibreOffice_project/10m0$Build-2</meta:generator>
    <meta:document-statistic meta:table-count="4" meta:image-count="0" meta:object-count="0" meta:page-count="3" meta:paragraph-count="202" meta:word-count="374" meta:character-count="4004" meta:non-whitespace-character-count="3837"/>
  </office:meta>
</office:document-meta>
</file>